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sting</text:p>
      <text:p text:style-name="P1"><text:span text:style-name="T1"/></text:p>
      <text:p text:style-name="P2"><text:span text:style-name="T1"><text:tab/></text:span><text:span text:style-name="T2">Developer Testing</text:span><text:span text:style-name="T1">:</text:span></text:p>
      <text:p text:style-name="P2"><text:span text:style-name="T1"/></text:p>
      <text:p text:style-name="P2"><text:span text:style-name="T1"><text:tab/>We extensively tested all aspects of the application during development. <text:s/>This included attempting to enter incorrect information to all available user input fields, attempting to use the application in unintended ways, and other attempts to illicit incorrect application functionality. <text:s/>We also had a specified testing period in which Brandon tested Brian's code, Nathan tested Blaine's code, and vise versa. <text:s/>Project wide testing continued into the final weeks of the second quarter, during which time we found a few extra bugs.</text:span></text:p>
      <text:p text:style-name="P2"><text:span text:style-name="T1"/></text:p>
      <text:p text:style-name="P2"><text:span text:style-name="T1"/></text:p>
      <text:p text:style-name="P2"><text:span text:style-name="T1"><text:tab/></text:span><text:span text:style-name="T2">Unit Testing</text:span><text:span text:style-name="T1">:</text:span></text:p>
      <text:p text:style-name="P2"><text:span text:style-name="T1"/></text:p>
      <text:p text:style-name="P2"><text:span text:style-name="T1"><text:tab/>Unit tests were created to test certain aspects of the application and can be found in the ChildcareUnitTests project attached to the main project. <text:s/></text:span></text:p>
      <text:p text:style-name="P2"><text:span text:style-name="T1"/></text:p>
      <text:p text:style-name="P2"><text:span text:style-name="T1"><text:tab/></text:span><text:span text:style-name="T2">End User Testing</text:span><text:span text:style-name="T1">:</text:span></text:p>
      <text:p text:style-name="P2"><text:span text:style-name="T1"/></text:p>
      <text:p text:style-name="P2"><text:span text:style-name="T1"><text:tab/>Several iterations of our application were provided to our client for end user testing. <text:s/>Through this testing we received feedback on the way certain aspects of the application functioned and extra features that were requested. <text:s/>Our client also found a few bugs we had overlooked including some related to running the application on none administrator user accou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01T18:52:07.12</meta:creation-date>
    <dc:date>2015-06-01T19:27:31.69</dc:date>
    <meta:editing-duration>PT35M2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7" meta:word-count="169" meta:character-count="1106"/>
  </office:meta>
</office:document-meta>
</file>